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302cm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-uaa" draw:style-name="dp1" draw:master-page-name="Default">
        <draw:custom-shape draw:style-name="gr1" draw:text-style-name="P2" xml:id="id3" draw:id="id3" draw:layer="layout" svg:width="23cm" svg:height="4.692cm" svg:x="1cm" svg:y="9.3cm">
          <text:p text:style-name="P1"><text:span text:style-name="T1">Spring</text:span></text:p>
          <text:p text:style-name="P1"><text:span text:style-name="T2"/></text:p>
          <text:p text:style-name="P1"><text:span text:style-name="T3">Data, Batch, Integration, Web, JDBC, Security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" draw:text-style-name="P1" draw:layer="layout" svg:width="0.584cm" svg:height="0.554cm" svg:x="12.168cm" svg:y="1.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3" draw:text-style-name="P1" draw:layer="layout" svg:x1="12.461cm" svg:y1="1.654cm" svg:x2="12.461cm" svg:y2="2.3cm">
              <text:p/>
            </draw:line>
            <draw:line draw:style-name="gr3" draw:text-style-name="P1" draw:layer="layout" svg:x1="12.461cm" svg:y1="2.3cm" svg:x2="12.071cm" svg:y2="2.76cm">
              <text:p/>
            </draw:line>
            <draw:line draw:style-name="gr3" draw:text-style-name="P1" draw:layer="layout" svg:x1="12.458cm" svg:y1="2.3cm" svg:x2="12.848cm" svg:y2="2.76cm">
              <text:p/>
            </draw:line>
            <draw:line draw:style-name="gr3" draw:text-style-name="P1" draw:layer="layout" svg:x1="11.975cm" svg:y1="1.838cm" svg:x2="12.948cm" svg:y2="1.838cm">
              <text:p/>
            </draw:line>
          </draw:g>
          <draw:frame draw:style-name="gr4" draw:text-style-name="P1" xml:id="id1" draw:id="id1" draw:layer="layout" svg:width="2.06cm" svg:height="1.552cm" svg:x="11.47cm" svg:y="2.548cm">
            <draw:text-box>
              <text:p text:style-name="P1"><text:span text:style-name="T4">User</text:span></text:p>
            </draw:text-box>
          </draw:frame>
        </draw:g>
        <draw:connector draw:style-name="gr5" draw:text-style-name="P1" draw:layer="layout" svg:x1="12.5cm" svg:y1="4.1cm" svg:x2="12.5cm" svg:y2="5.188cm" draw:start-shape="id1" draw:end-shape="id2" draw:end-glue-point="4" svg:d="m12500 4100v1088">
          <text:p/>
        </draw:connector>
        <draw:connector draw:style-name="gr5" draw:text-style-name="P1" draw:layer="layout" svg:x1="12.5cm" svg:y1="7.7cm" svg:x2="12.5cm" svg:y2="9.3cm" draw:start-shape="id2" draw:start-glue-point="7" draw:end-shape="id3" svg:d="m12500 7700v1600">
          <text:p/>
        </draw:connector>
        <draw:custom-shape draw:style-name="gr6" draw:text-style-name="P1" xml:id="id2" draw:id="id2" draw:layer="layout" svg:width="3.3cm" svg:height="2.512cm" svg:x="10.85cm" svg:y="5.188cm">
          <text:p text:style-name="P1"><text:span text:style-name="T5">Spring</text:span></text:p>
          <text:p text:style-name="P1"><text:span text:style-name="T5">Boo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Syer</meta:initial-creator>
    <meta:creation-date>2012-09-25T14:07:47</meta:creation-date>
    <dc:date>2013-08-28T09:36:28</dc:date>
    <dc:creator>Dave Syer</dc:creator>
    <meta:editing-duration>PT20H5S</meta:editing-duration>
    <meta:editing-cycles>13</meta:editing-cycles>
    <meta:generator>LibreOffice/3.5$Linux_X86_64 LibreOffice_project/350m1$Build-2</meta:generator>
    <meta:document-statistic meta:object-count="12"/>
  </office:meta>
</office:document-meta>
</file>